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9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11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1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8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2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2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3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2-0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0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10-1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7-01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2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89058064516" calcext:value-type="float">
            <text:p>31.188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38913548387" calcext:value-type="float">
            <text:p>31.1838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0250322581" calcext:value-type="float">
            <text:p>31.1350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16242580645" calcext:value-type="float">
            <text:p>31.111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1083870968" calcext:value-type="float">
            <text:p>31.089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4923870968" calcext:value-type="float">
            <text:p>31.1134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7648571429" calcext:value-type="float">
            <text:p>31.1567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27378181818" calcext:value-type="float">
            <text:p>31.67273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6672" calcext:value-type="float">
            <text:p>31.90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725725" calcext:value-type="float">
            <text:p>32.1572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31491612903" calcext:value-type="float">
            <text:p>32.423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42361290323" calcext:value-type="float">
            <text:p>32.664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333425" calcext:value-type="float">
            <text:p>32.773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0432" calcext:value-type="float">
            <text:p>32.7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22475" calcext:value-type="float">
            <text:p>32.6592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8672516129" calcext:value-type="float">
            <text:p>32.4686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306" calcext:value-type="float">
            <text:p>32.1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43425" calcext:value-type="float">
            <text:p>32.0494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12815483871" calcext:value-type="float">
            <text:p>32.081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4545" calcext:value-type="float">
            <text:p>32.211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6306206897" calcext:value-type="float">
            <text:p>32.38563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9089032258" calcext:value-type="float">
            <text:p>32.5779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39935" calcext:value-type="float">
            <text:p>32.7139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92735483871" calcext:value-type="float">
            <text:p>32.779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132025" calcext:value-type="float">
            <text:p>32.6613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4436" calcext:value-type="float">
            <text:p>32.44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355" calcext:value-type="float">
            <text:p>32.21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24225" calcext:value-type="float">
            <text:p>32.0372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3936" calcext:value-type="float">
            <text:p>31.92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2753" calcext:value-type="float">
            <text:p>31.932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9305806452" calcext:value-type="float">
            <text:p>32.013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3141818182" calcext:value-type="float">
            <text:p>32.11631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54226206897" calcext:value-type="float">
            <text:p>32.24542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89734193548" calcext:value-type="float">
            <text:p>32.368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596375" calcext:value-type="float">
            <text:p>32.4759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24781935484" calcext:value-type="float">
            <text:p>32.462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1566" calcext:value-type="float">
            <text:p>32.341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02289032258" calcext:value-type="float">
            <text:p>32.090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47868387097" calcext:value-type="float">
            <text:p>31.8347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51895" calcext:value-type="float">
            <text:p>31.6151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29424516129" calcext:value-type="float">
            <text:p>31.432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59904516129" calcext:value-type="float">
            <text:p>31.435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63372903226" calcext:value-type="float">
            <text:p>31.556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748675" calcext:value-type="float">
            <text:p>31.7074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7791428571" calcext:value-type="float">
            <text:p>31.8697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47575" calcext:value-type="float">
            <text:p>32.0004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010225" calcext:value-type="float">
            <text:p>32.060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13888" calcext:value-type="float">
            <text:p>32.04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208625" calcext:value-type="float">
            <text:p>31.932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23064" calcext:value-type="float">
            <text:p>31.71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126675" calcext:value-type="float">
            <text:p>31.4712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619475" calcext:value-type="float">
            <text:p>31.2761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882" calcext:value-type="float">
            <text:p>31.1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552175" calcext:value-type="float">
            <text:p>31.2255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9969032258" calcext:value-type="float">
            <text:p>31.3769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03917419355" calcext:value-type="float">
            <text:p>31.5003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8776" calcext:value-type="float">
            <text:p>31.6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71045" calcext:value-type="float">
            <text:p>31.697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4879483871" calcext:value-type="float">
            <text:p>31.764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13398709677" calcext:value-type="float">
            <text:p>31.7613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186575" calcext:value-type="float">
            <text:p>31.6918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00851612903" calcext:value-type="float">
            <text:p>31.530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32375" calcext:value-type="float">
            <text:p>31.1653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85256" calcext:value-type="float">
            <text:p>31.07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5536" calcext:value-type="float">
            <text:p>31.0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0157419355" calcext:value-type="float">
            <text:p>31.1590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40242580645" calcext:value-type="float">
            <text:p>31.2640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83191724138" calcext:value-type="float">
            <text:p>31.37831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41255" calcext:value-type="float">
            <text:p>31.4841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3176774194" calcext:value-type="float">
            <text:p>31.5223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06736" calcext:value-type="float">
            <text:p>31.50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4415" calcext:value-type="float">
            <text:p>31.3454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11672" calcext:value-type="float">
            <text:p>31.0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27725" calcext:value-type="float">
            <text:p>30.793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695825" calcext:value-type="float">
            <text:p>30.5269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09096" calcext:value-type="float">
            <text:p>30.34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27435" calcext:value-type="float">
            <text:p>30.332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22268387097" calcext:value-type="float">
            <text:p>30.4022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23192258064" calcext:value-type="float">
            <text:p>30.5023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45779310345" calcext:value-type="float">
            <text:p>30.584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3880516129" calcext:value-type="float">
            <text:p>30.703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182" calcext:value-type="float">
            <text:p>30.79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5032" calcext:value-type="float">
            <text:p>30.84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62325" calcext:value-type="float">
            <text:p>30.816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60144" calcext:value-type="float">
            <text:p>30.64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09138064516" calcext:value-type="float">
            <text:p>30.4909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226225" calcext:value-type="float">
            <text:p>30.2922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5265" calcext:value-type="float">
            <text:p>30.1205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11816" calcext:value-type="float">
            <text:p>30.23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475" calcext:value-type="float">
            <text:p>30.3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96388571429" calcext:value-type="float">
            <text:p>30.5296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221575" calcext:value-type="float">
            <text:p>30.6822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612975" calcext:value-type="float">
            <text:p>30.7561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7472" calcext:value-type="float">
            <text:p>30.64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5329" calcext:value-type="float">
            <text:p>30.445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17181935484" calcext:value-type="float">
            <text:p>30.1917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7311483871" calcext:value-type="float">
            <text:p>29.887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93235" calcext:value-type="float">
            <text:p>29.639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4680516129" calcext:value-type="float">
            <text:p>29.4846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59181935484" calcext:value-type="float">
            <text:p>29.505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03945806452" calcext:value-type="float">
            <text:p>29.6303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2232" calcext:value-type="float">
            <text:p>29.75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04784" calcext:value-type="float">
            <text:p>30.04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846" calcext:value-type="float">
            <text:p>30.26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61367741935" calcext:value-type="float">
            <text:p>30.2961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33" calcext:value-type="float">
            <text:p>30.2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58176" calcext:value-type="float">
            <text:p>29.98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8392" calcext:value-type="float">
            <text:p>29.2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1393548387" calcext:value-type="float">
            <text:p>29.358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026225" calcext:value-type="float">
            <text:p>29.5302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70861935484" calcext:value-type="float">
            <text:p>29.707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1053793103" calcext:value-type="float">
            <text:p>29.89110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96998709677" calcext:value-type="float">
            <text:p>30.0696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7585454545" calcext:value-type="float">
            <text:p>30.23375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1456" calcext:value-type="float">
            <text:p>30.32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13403076923" calcext:value-type="float">
            <text:p>30.301340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3504" calcext:value-type="float">
            <text:p>29.77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7212903226" calcext:value-type="float">
            <text:p>29.67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9169032258" calcext:value-type="float">
            <text:p>29.5939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5656774194" calcext:value-type="float">
            <text:p>29.6965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67331612903" calcext:value-type="float">
            <text:p>29.856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0730322581" calcext:value-type="float">
            <text:p>29.995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7017931035" calcext:value-type="float">
            <text:p>30.15670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31349677419" calcext:value-type="float">
            <text:p>30.343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38175" calcext:value-type="float">
            <text:p>30.4863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16077419355" calcext:value-type="float">
            <text:p>30.561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866775" calcext:value-type="float">
            <text:p>30.488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66689032258" calcext:value-type="float">
            <text:p>30.276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22678709677" calcext:value-type="float">
            <text:p>30.0422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963675" calcext:value-type="float">
            <text:p>29.8596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5056" calcext:value-type="float">
            <text:p>29.77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4205" calcext:value-type="float">
            <text:p>29.834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3524" calcext:value-type="float">
            <text:p>29.9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41229090909" calcext:value-type="float">
            <text:p>30.12412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9408571429" calcext:value-type="float">
            <text:p>30.2789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89485" calcext:value-type="float">
            <text:p>30.4489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686925" calcext:value-type="float">
            <text:p>30.5768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5272" calcext:value-type="float">
            <text:p>30.65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70635" calcext:value-type="float">
            <text:p>30.607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64141935484" calcext:value-type="float">
            <text:p>30.426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60494545455" calcext:value-type="float">
            <text:p>30.20604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30949677419" calcext:value-type="float">
            <text:p>30.023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37891612903" calcext:value-type="float">
            <text:p>29.923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78144516129" calcext:value-type="float">
            <text:p>30.027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33664516129" calcext:value-type="float">
            <text:p>30.253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33024516129" calcext:value-type="float">
            <text:p>30.503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71216" calcext:value-type="float">
            <text:p>30.76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60198709677" calcext:value-type="float">
            <text:p>31.106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240475" calcext:value-type="float">
            <text:p>31.432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1448" calcext:value-type="float">
            <text:p>31.61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6998" calcext:value-type="float">
            <text:p>31.60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06584" calcext:value-type="float">
            <text:p>31.48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89595" calcext:value-type="float">
            <text:p>31.298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69104516129" calcext:value-type="float">
            <text:p>31.176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02072258065" calcext:value-type="float">
            <text:p>31.1302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4147096774" calcext:value-type="float">
            <text:p>31.2294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9956129032" calcext:value-type="float">
            <text:p>31.464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37690322581" calcext:value-type="float">
            <text:p>31.753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2162758621" calcext:value-type="float">
            <text:p>32.0002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60931612903" calcext:value-type="float">
            <text:p>32.3560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93875" calcext:value-type="float">
            <text:p>32.6569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43744516129" calcext:value-type="float">
            <text:p>32.9843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5791483871" calcext:value-type="float">
            <text:p>32.965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62428387097" calcext:value-type="float">
            <text:p>32.8162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0660645161" calcext:value-type="float">
            <text:p>32.680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4616" calcext:value-type="float">
            <text:p>32.5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6513548387" calcext:value-type="float">
            <text:p>32.6926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91981935484" calcext:value-type="float">
            <text:p>32.8891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32348387097" calcext:value-type="float">
            <text:p>33.133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24728571429" calcext:value-type="float">
            <text:p>33.3924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75024516129" calcext:value-type="float">
            <text:p>33.627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52869677419" calcext:value-type="float">
            <text:p>33.8452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9223225806" calcext:value-type="float">
            <text:p>34.0249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04224516129" calcext:value-type="float">
            <text:p>34.130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78304" calcext:value-type="float">
            <text:p>34.50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7233548387" calcext:value-type="float">
            <text:p>34.792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75249655172" calcext:value-type="float">
            <text:p>35.08752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051475" calcext:value-type="float">
            <text:p>35.3605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47695483871" calcext:value-type="float">
            <text:p>35.604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2603870968" calcext:value-type="float">
            <text:p>35.7342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685125" calcext:value-type="float">
            <text:p>35.7668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44296" calcext:value-type="float">
            <text:p>35.64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653175" calcext:value-type="float">
            <text:p>35.4965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80549677419" calcext:value-type="float">
            <text:p>35.4180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1873548387" calcext:value-type="float">
            <text:p>35.4571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7122" calcext:value-type="float">
            <text:p>35.64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0816" calcext:value-type="float">
            <text:p>35.90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93865" calcext:value-type="float">
            <text:p>36.239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78008" calcext:value-type="float">
            <text:p>36.6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9086451613" calcext:value-type="float">
            <text:p>36.938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342425" calcext:value-type="float">
            <text:p>37.3034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6663225806" calcext:value-type="float">
            <text:p>37.6916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6838" calcext:value-type="float">
            <text:p>37.946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39704" calcext:value-type="float">
            <text:p>37.91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2925" calcext:value-type="float">
            <text:p>37.773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2255" calcext:value-type="float">
            <text:p>37.618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01816" calcext:value-type="float">
            <text:p>37.47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0923870968" calcext:value-type="float">
            <text:p>37.4380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60389677419" calcext:value-type="float">
            <text:p>37.5760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92601290323" calcext:value-type="float">
            <text:p>37.8092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1086896552" calcext:value-type="float">
            <text:p>38.06310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21801290323" calcext:value-type="float">
            <text:p>38.3121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6389565217" calcext:value-type="float">
            <text:p>38.474638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0408" calcext:value-type="float">
            <text:p>38.5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4825" calcext:value-type="float">
            <text:p>38.6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1848888889" calcext:value-type="float">
            <text:p>37.91418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308" calcext:value-type="float">
            <text:p>37.77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03938064516" calcext:value-type="float">
            <text:p>37.760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71721290323" calcext:value-type="float">
            <text:p>37.867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42325" calcext:value-type="float">
            <text:p>38.0574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31768571429" calcext:value-type="float">
            <text:p>38.2631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9095" calcext:value-type="float">
            <text:p>38.479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1540645161" calcext:value-type="float">
            <text:p>38.7181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6888" calcext:value-type="float">
            <text:p>38.8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52485" calcext:value-type="float">
            <text:p>38.9452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45832" calcext:value-type="float">
            <text:p>38.85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606825" calcext:value-type="float">
            <text:p>38.646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83305" calcext:value-type="float">
            <text:p>38.4583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9748" calcext:value-type="float">
            <text:p>38.3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7105" calcext:value-type="float">
            <text:p>38.450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6913548387" calcext:value-type="float">
            <text:p>38.7276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974275" calcext:value-type="float">
            <text:p>39.0897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07094285714" calcext:value-type="float">
            <text:p>39.5307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51425" calcext:value-type="float">
            <text:p>39.9285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32472258065" calcext:value-type="float">
            <text:p>40.2132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07367741936" calcext:value-type="float">
            <text:p>40.430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9765" calcext:value-type="float">
            <text:p>40.578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35821935484" calcext:value-type="float">
            <text:p>40.533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87587096774" calcext:value-type="float">
            <text:p>40.458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60741818182" calcext:value-type="float">
            <text:p>40.35607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9264" calcext:value-type="float">
            <text:p>40.3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115475" calcext:value-type="float">
            <text:p>40.4811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09790967742" calcext:value-type="float">
            <text:p>40.8209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1058" calcext:value-type="float">
            <text:p>41.231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6593103448" calcext:value-type="float">
            <text:p>41.6146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657475" calcext:value-type="float">
            <text:p>41.9365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13525" calcext:value-type="float">
            <text:p>42.2301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20291612903" calcext:value-type="float">
            <text:p>42.5120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2178" calcext:value-type="float">
            <text:p>42.57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1776" calcext:value-type="float">
            <text:p>42.39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4705" calcext:value-type="float">
            <text:p>42.2454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38375" calcext:value-type="float">
            <text:p>42.133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06185806452" calcext:value-type="float">
            <text:p>42.090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19375" calcext:value-type="float">
            <text:p>42.17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5886451613" calcext:value-type="float">
            <text:p>42.3795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35385806452" calcext:value-type="float">
            <text:p>42.593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76722758621" calcext:value-type="float">
            <text:p>42.88767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9525" calcext:value-type="float">
            <text:p>43.2054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8447483871" calcext:value-type="float">
            <text:p>43.5484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26864516129" calcext:value-type="float">
            <text:p>43.86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131" calcext:value-type="float">
            <text:p>44.101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82095483871" calcext:value-type="float">
            <text:p>44.078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45015172414" calcext:value-type="float">
            <text:p>44.0045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456115111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68" meta:object-count="0"/>
    <meta:user-defined meta:name="AppVersion">3.0</meta:user-defined>
  </office:meta>
</office:document-meta>
</file>